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No object, no body, no disease is singular. If it is not removed from the practices that sustain it, reality is multiple. This may be read as a description that beautifully fits the facts. But attending to the multiplicity of reality is also an <text:span text:style-name="T1">act</text:span>. It is something that may be done – or left undone. <text:s/>6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2T09:46:57</meta:creation-date>
    <dc:date>2011-11-02T10:21:52</dc:date>
    <meta:editing-duration>PT34M55S</meta:editing-duration>
    <meta:editing-cycles>3</meta:editing-cycles>
    <meta:generator>LibreOffice/3.3$Linux LibreOffice_project/330m19$Build-401</meta:generator>
    <meta:document-statistic meta:table-count="0" meta:image-count="0" meta:object-count="0" meta:page-count="1" meta:paragraph-count="1" meta:word-count="57" meta:character-count="303"/>
  </office:meta>
</office:document-meta>
</file>